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ce6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officeooo:paragraph-rsid="0018ce6f"/>
    </style:style>
    <style:style style:name="T1" style:family="text">
      <style:text-properties officeooo:rsid="0018ce6f"/>
    </style:style>
    <style:style style:name="T2" style:family="text">
      <style:text-properties officeooo:rsid="001a2c0a"/>
    </style:style>
    <style:style style:name="T3" style:family="text">
      <style:text-properties officeooo:rsid="001b0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de a cada pregunta utilizando expresiones Xpath. <text:span text:style-name="T1">Indica consultas</text:span> <text:span text:style-name="T1">en este documento.</text:span></text:p>
      <text:p text:style-name="Standard"/>
      <text:h text:style-name="Heading_20_1" text:outline-level="1">Consultas <text:span text:style-name="T1">sencillas (</text:span><text:span text:style-name="T3">3</text:span><text:span text:style-name="T1"> puntos)</text:span></text:h>
      <text:p text:style-name="Text_20_body">1. Encuentra el nombre de todas las personas. <text:span text:style-name="T2">Devuelve los nombres sin los elementos XML.</text:span></text:p>
      <text:p text:style-name="Text_20_body">/cine/persoas/persoa/nome/text()</text:p>
      <text:p text:style-name="Text_20_body">2. Obtén los títulos de todas las películas del cine. <text:span text:style-name="T3">Usa ruta exacta (sin //).</text:span></text:p>
      <text:p text:style-name="Text_20_body">/cine/peliculas/pelicula/titulo</text:p>
      <text:p text:style-name="Text_20_body">3. Localiza las personas que son de sexo masculino (sexo="home").</text:p>
      <text:p text:style-name="Text_20_body">//persoa[@sexo="home"]</text:p>
      <text:p text:style-name="Text_20_body"><text:span text:style-name="T1">4.</text:span> Encuentra el año de nacimiento de la persona llamada "Janet Leigh".</text:p>
      <text:p text:style-name="Text_20_body">/cine/persoas/persoa[nome="Janet Leigh"]/datas/@nacemento</text:p>
      <text:p text:style-name="Text_20_body">5. Extrae los nombres de los directores de las películas.</text:p>
      <text:p text:style-name="Text_20_body">//pelicula/director/text()</text:p>
      <text:h text:style-name="Heading_20_1" text:outline-level="1"><text:span text:style-name="T1">Consultas de dif</text:span>icultad <text:span text:style-name="T1">m</text:span>edia (<text:span text:style-name="T3">4</text:span> puntos)</text:h>
      <text:p text:style-name="P1"><text:span text:style-name="T1">6</text:span>. Encuentra el nombre de las personas que no han fallecido </text:p>
      <text:p text:style-name="Text_20_body">//persoa[not (datas[@fallecemento])] </text:p>
      <text:p text:style-name="Text_20_body"><text:span text:style-name="T1">7</text:span>. Encuentra los títulos de las películas <text:span text:style-name="T3">que contienen la preposición en</text:span></text:p>
      <text:p text:style-name="Text_20_body">//pelicula/titulo[contains(.,"en")]</text:p>
      <text:p text:style-name="Text_20_body"><text:span text:style-name="T1">8</text:span>. Obtén el nombre de las personas que están tanto como directores y actores.</text:p>
      <text:p text:style-name="Text_20_body">//pelicula[director = actor]/director</text:p>
      <text:p text:style-name="Text_20_body"><text:span text:style-name="T1">9</text:span>. Localiza las películas que fueron lanzadas <text:span text:style-name="T3">entre</text:span> 19<text:span text:style-name="T3">5</text:span>5 y 196<text:span text:style-name="T3">5</text:span>.</text:p>
      <text:p text:style-name="Text_20_body">//pelicula[data&gt;1955 and data &lt;1965]</text:p>
      <text:p text:style-name="Text_20_body"><text:span text:style-name="T1">10</text:span>. Extrae los títulos de las películas en las que Janet Leigh participó como actor.</text:p>
      <text:p text:style-name="Text_20_body">//pelicula[actor = "Janet Leigh"]/titulo</text:p>
      <text:h text:style-name="P3" text:outline-level="1"><text:span text:style-name="T1">Consultas más complejas</text:span> (<text:span text:style-name="T3">3</text:span> puntos)</text:h>
      <text:p text:style-name="P1"/>
      <text:p text:style-name="P1"><text:span text:style-name="T1">1</text:span>1. Encuentra <text:span text:style-name="T3">las películas que tienen más de un actor</text:span></text:p>
      <text:p text:style-name="P1">//pelicula[count(actor) &gt;1]/titulo</text:p>
      <text:p text:style-name="P1"><text:span text:style-name="T1">1</text:span>2. <text:span text:style-name="T3">Encuentra los nombres de los actores que empiezan por la letra “J”</text:span></text:p>
      <text:p text:style-name="P1">//pelicula/actor[starts-with(.,"J")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27:03.107000000</meta:creation-date>
    <dc:date>2024-01-29T11:52:03.546000000</dc:date>
    <meta:editing-duration>PT2H17M47S</meta:editing-duration>
    <meta:editing-cycles>4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8" meta:word-count="198" meta:character-count="1459" meta:non-whitespace-character-count="1287"/>
  </office:meta>
</office:document-meta>
</file>